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coreGradeABCDF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Roster with Scores to Grade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90">
            <text:p>90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80">
            <text:p>80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70">
            <text:p>70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60">
            <text:p>60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1" office:value-type="string">
            <text:p>&lt;60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Student ID</text:p>
          </table:table-cell>
          <table:table-cell table:style-name="ce1" office:value-type="string">
            <text:p>Score</text:p>
          </table:table-cell>
          <table:table-cell office:value-type="string">
            <text:p>Grade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RAND()*50+50" office:value-type="float" office:value="81.1885275063105">
            <text:p>81</text:p>
          </table:table-cell>
          <table:table-cell table:formula="of:=IF([.D12]&gt;=[.$D$5];&quot;A&quot;;IF([.D12]&gt;=[.$D$6];&quot;B&quot;;IF([.D12]&gt;=[.$D$7];&quot;C&quot;;IF([.D12]&gt;=[.$D$8];&quot;D&quot;;&quot;F&quot;))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RAND()*50+50" office:value-type="float" office:value="83.5790202952921">
            <text:p>84</text:p>
          </table:table-cell>
          <table:table-cell table:formula="of:=IF([.D13]&gt;=[.$D$5];&quot;A&quot;;IF([.D13]&gt;=[.$D$6];&quot;B&quot;;IF([.D13]&gt;=[.$D$7];&quot;C&quot;;IF([.D13]&gt;=[.$D$8];&quot;D&quot;;&quot;F&quot;))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RAND()*50+50" office:value-type="float" office:value="68.2713785092346">
            <text:p>68</text:p>
          </table:table-cell>
          <table:table-cell table:formula="of:=IF([.D14]&gt;=[.$D$5];&quot;A&quot;;IF([.D14]&gt;=[.$D$6];&quot;B&quot;;IF([.D14]&gt;=[.$D$7];&quot;C&quot;;IF([.D14]&gt;=[.$D$8];&quot;D&quot;;&quot;F&quot;))))" office:value-type="string" office:string-value="D">
            <text:p>D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RAND()*50+50" office:value-type="float" office:value="97.0919630257413">
            <text:p>97</text:p>
          </table:table-cell>
          <table:table-cell table:formula="of:=IF([.D15]&gt;=[.$D$5];&quot;A&quot;;IF([.D15]&gt;=[.$D$6];&quot;B&quot;;IF([.D15]&gt;=[.$D$7];&quot;C&quot;;IF([.D15]&gt;=[.$D$8];&quot;D&quot;;&quot;F&quot;))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RAND()*50+50" office:value-type="float" office:value="57.3852344998159">
            <text:p>57</text:p>
          </table:table-cell>
          <table:table-cell table:formula="of:=IF([.D16]&gt;=[.$D$5];&quot;A&quot;;IF([.D16]&gt;=[.$D$6];&quot;B&quot;;IF([.D16]&gt;=[.$D$7];&quot;C&quot;;IF([.D16]&gt;=[.$D$8];&quot;D&quot;;&quot;F&quot;))))" office:value-type="string" office:string-value="F">
            <text:p>F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RAND()*50+50" office:value-type="float" office:value="79.1918615577742">
            <text:p>79</text:p>
          </table:table-cell>
          <table:table-cell table:formula="of:=IF([.D17]&gt;=[.$D$5];&quot;A&quot;;IF([.D17]&gt;=[.$D$6];&quot;B&quot;;IF([.D17]&gt;=[.$D$7];&quot;C&quot;;IF([.D17]&gt;=[.$D$8];&quot;D&quot;;&quot;F&quot;))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RAND()*50+50" office:value-type="float" office:value="78.8263430353254">
            <text:p>79</text:p>
          </table:table-cell>
          <table:table-cell table:formula="of:=IF([.D18]&gt;=[.$D$5];&quot;A&quot;;IF([.D18]&gt;=[.$D$6];&quot;B&quot;;IF([.D18]&gt;=[.$D$7];&quot;C&quot;;IF([.D18]&gt;=[.$D$8];&quot;D&quot;;&quot;F&quot;))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RAND()*50+50" office:value-type="float" office:value="69.5903798565269">
            <text:p>70</text:p>
          </table:table-cell>
          <table:table-cell table:formula="of:=IF([.D19]&gt;=[.$D$5];&quot;A&quot;;IF([.D19]&gt;=[.$D$6];&quot;B&quot;;IF([.D19]&gt;=[.$D$7];&quot;C&quot;;IF([.D19]&gt;=[.$D$8];&quot;D&quot;;&quot;F&quot;))))" office:value-type="string" office:string-value="D">
            <text:p>D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RAND()*50+50" office:value-type="float" office:value="57.816547784023">
            <text:p>58</text:p>
          </table:table-cell>
          <table:table-cell table:formula="of:=IF([.D20]&gt;=[.$D$5];&quot;A&quot;;IF([.D20]&gt;=[.$D$6];&quot;B&quot;;IF([.D20]&gt;=[.$D$7];&quot;C&quot;;IF([.D20]&gt;=[.$D$8];&quot;D&quot;;&quot;F&quot;))))" office:value-type="string" office:string-value="F">
            <text:p>F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RAND()*50+50" office:value-type="float" office:value="92.9503181832843">
            <text:p>93</text:p>
          </table:table-cell>
          <table:table-cell table:formula="of:=IF([.D21]&gt;=[.$D$5];&quot;A&quot;;IF([.D21]&gt;=[.$D$6];&quot;B&quot;;IF([.D21]&gt;=[.$D$7];&quot;C&quot;;IF([.D21]&gt;=[.$D$8];&quot;D&quot;;&quot;F&quot;))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RAND()*50+50" office:value-type="float" office:value="90.9905797918327">
            <text:p>91</text:p>
          </table:table-cell>
          <table:table-cell table:formula="of:=IF([.D22]&gt;=[.$D$5];&quot;A&quot;;IF([.D22]&gt;=[.$D$6];&quot;B&quot;;IF([.D22]&gt;=[.$D$7];&quot;C&quot;;IF([.D22]&gt;=[.$D$8];&quot;D&quot;;&quot;F&quot;))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RAND()*50+50" office:value-type="float" office:value="93.8693755073473">
            <text:p>94</text:p>
          </table:table-cell>
          <table:table-cell table:formula="of:=IF([.D23]&gt;=[.$D$5];&quot;A&quot;;IF([.D23]&gt;=[.$D$6];&quot;B&quot;;IF([.D23]&gt;=[.$D$7];&quot;C&quot;;IF([.D23]&gt;=[.$D$8];&quot;D&quot;;&quot;F&quot;))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RAND()*50+50" office:value-type="float" office:value="59.3271390302107">
            <text:p>59</text:p>
          </table:table-cell>
          <table:table-cell table:formula="of:=IF([.D24]&gt;=[.$D$5];&quot;A&quot;;IF([.D24]&gt;=[.$D$6];&quot;B&quot;;IF([.D24]&gt;=[.$D$7];&quot;C&quot;;IF([.D24]&gt;=[.$D$8];&quot;D&quot;;&quot;F&quot;))))" office:value-type="string" office:string-value="F">
            <text:p>F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RAND()*50+50" office:value-type="float" office:value="98.9157956792042">
            <text:p>99</text:p>
          </table:table-cell>
          <table:table-cell table:formula="of:=IF([.D25]&gt;=[.$D$5];&quot;A&quot;;IF([.D25]&gt;=[.$D$6];&quot;B&quot;;IF([.D25]&gt;=[.$D$7];&quot;C&quot;;IF([.D25]&gt;=[.$D$8];&quot;D&quot;;&quot;F&quot;))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RAND()*50+50" office:value-type="float" office:value="92.5331771140918">
            <text:p>93</text:p>
          </table:table-cell>
          <table:table-cell table:formula="of:=IF([.D26]&gt;=[.$D$5];&quot;A&quot;;IF([.D26]&gt;=[.$D$6];&quot;B&quot;;IF([.D26]&gt;=[.$D$7];&quot;C&quot;;IF([.D26]&gt;=[.$D$8];&quot;D&quot;;&quot;F&quot;))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RAND()*50+50" office:value-type="float" office:value="74.0080456598662">
            <text:p>74</text:p>
          </table:table-cell>
          <table:table-cell table:formula="of:=IF([.D27]&gt;=[.$D$5];&quot;A&quot;;IF([.D27]&gt;=[.$D$6];&quot;B&quot;;IF([.D27]&gt;=[.$D$7];&quot;C&quot;;IF([.D27]&gt;=[.$D$8];&quot;D&quot;;&quot;F&quot;))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RAND()*50+50" office:value-type="float" office:value="73.5003861016594">
            <text:p>74</text:p>
          </table:table-cell>
          <table:table-cell table:formula="of:=IF([.D28]&gt;=[.$D$5];&quot;A&quot;;IF([.D28]&gt;=[.$D$6];&quot;B&quot;;IF([.D28]&gt;=[.$D$7];&quot;C&quot;;IF([.D28]&gt;=[.$D$8];&quot;D&quot;;&quot;F&quot;))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RAND()*50+50" office:value-type="float" office:value="74.5334281818941">
            <text:p>75</text:p>
          </table:table-cell>
          <table:table-cell table:formula="of:=IF([.D29]&gt;=[.$D$5];&quot;A&quot;;IF([.D29]&gt;=[.$D$6];&quot;B&quot;;IF([.D29]&gt;=[.$D$7];&quot;C&quot;;IF([.D29]&gt;=[.$D$8];&quot;D&quot;;&quot;F&quot;))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RAND()*50+50" office:value-type="float" office:value="51.9514020299539">
            <text:p>52</text:p>
          </table:table-cell>
          <table:table-cell table:formula="of:=IF([.D30]&gt;=[.$D$5];&quot;A&quot;;IF([.D30]&gt;=[.$D$6];&quot;B&quot;;IF([.D30]&gt;=[.$D$7];&quot;C&quot;;IF([.D30]&gt;=[.$D$8];&quot;D&quot;;&quot;F&quot;))))" office:value-type="string" office:string-value="F">
            <text:p>F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RAND()*50+50" office:value-type="float" office:value="86.5851699723862">
            <text:p>87</text:p>
          </table:table-cell>
          <table:table-cell table:formula="of:=IF([.D31]&gt;=[.$D$5];&quot;A&quot;;IF([.D31]&gt;=[.$D$6];&quot;B&quot;;IF([.D31]&gt;=[.$D$7];&quot;C&quot;;IF([.D31]&gt;=[.$D$8];&quot;D&quot;;&quot;F&quot;))))" office:value-type="string" office:string-value="B">
            <text:p>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0">01/10/2023</text:date>, <text:time>16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3-01-10T11:00:40.79</meta:creation-date>
    <dc:date>2023-01-10T16:22:50</dc:date>
    <dc:creator>Mark Lehr</dc:creator>
    <meta:editing-duration>PT5M55S</meta:editing-duration>
    <meta:editing-cycles>1</meta:editing-cycles>
    <meta:document-statistic meta:table-count="1" meta:cell-count="74" meta:object-count="0"/>
    <meta:generator>OpenOffice/4.1.6$Win32 OpenOffice.org_project/416m1$Build-9790</meta:generator>
  </office:meta>
</office:document-meta>
</file>